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US-3.2.1.oxt&#13;Update file created : curly_en-US.update.xml&#13;&#13;06.04.2021 16:57:28&#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US-A-3.2.1.oxt&#13;Update file created : curly_en-US-A.update.xml&#13;&#13;06.04.2021 16:57:3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US-L-3.2.1.oxt&#13;Update file created : curly_en-US-L.update.xml&#13;&#13;06.04.2021 16:57:3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866656581420070904"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069766477091226024" text:style-name="L2">
        <text:list-item>
          <text:p text:style-name="P48">Version 2.1.2 :</text:p>
        </text:list-item>
      </text:list>
      <text:list xml:id="list1254748744688658129" text:style-name="L3">
        <text:list-item>
          <text:list>
            <text:list-item>
              <text:p text:style-name="P49">Localized help : resolved non-functional hyperlink due to API incompatibility introduced by Apache OpenOffice 4.1 (and LibreOffice 4.0).</text:p>
            </text:list-item>
          </text:list>
        </text:list-item>
      </text:list>
      <text:list xml:id="list36789250" text:continue-list="list1069766477091226024" text:style-name="L2">
        <text:list-item>
          <text:p text:style-name="P48">Version 2.1.1 :</text:p>
        </text:list-item>
      </text:list>
      <text:list xml:id="list8686827797094068216"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6791652" text:continue-list="list36789250" text:style-name="L2">
        <text:list-item>
          <text:p text:style-name="P48">Version 2.1.0 :</text:p>
        </text:list-item>
      </text:list>
      <text:list xml:id="list2086757089466471527"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6813484" text:continue-list="list36791652" text:style-name="L2">
        <text:list-item>
          <text:p text:style-name="P48">Version 2.0.0 :</text:p>
        </text:list-item>
      </text:list>
      <text:list xml:id="list4371669937327351965"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6808254" text:continue-list="list36813484" text:style-name="L2">
        <text:list-item>
          <text:p text:style-name="P48">Version 1.5.3 :</text:p>
        </text:list-item>
      </text:list>
      <text:list xml:id="list358768288187256267"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371109909551949405"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20785666359459502"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573869446645007042"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952854317350855686"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916483126081171695"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536300575014257245"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6235530132371430560"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4">
     <draw:text-box fo:min-height="4.898cm">
      <text:p text:style-name="Frame_20_contents"><draw:frame draw:style-name="fr6" draw:name="images2" text:anchor-type="paragraph" svg:width="18.087cm" svg:height="7.091cm" draw:z-index="2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
     <draw:text-box fo:min-height="4.001cm">
      <text:p text:style-name="Frame_20_contents"><draw:frame draw:style-name="fr6" draw:name="images3" text:anchor-type="paragraph" svg:width="18.087cm" svg:height="10.777cm" draw:z-index="3"><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580593445984650332"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09110199452910328"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656266019687448051" text:style-name="L17">
        <text:list-item>
          <text:p text:style-name="P63">Arg1 : <text:span text:style-name="InstructionMacro">String</text:span> : mandatory, type of control used for the button</text:p>
        </text:list-item>
      </text:list>
      <text:list xml:id="list2404664603309557203"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810223239667252201"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067721337397932733"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941747718175605238"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494238174181298185"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238613866263055544"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606697987158637738"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60154928994384507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362253831541211098"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514367652284672850"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340019503999429836"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257589028550570173"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949543215864280597"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36585979733286435"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382704868481449404"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919928602927114046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233990621964073178"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curly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en-US)</text:p>
      <text:p text:style-name="tooltipLang"><text:bookmark-start text:name="__RefHeading__44467_325084090"/>Tooltip de<text:bookmark-end text:name="__RefHeading__44467_325084090"/></text:p>
      <text:p text:style-name="descrText">curly (en-US)</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Adds a toolbar and a submenu in the "Format" menu.</text:p>
      <text:p text:style-name="descrLang"><text:bookmark-start text:name="__RefHeading__78156_325084090"/><text:soft-page-break/>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633802592398995439"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95511253518045805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42305395518791473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54017864543611164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80725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05529836595455380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915401732481081598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87605171730485287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6</dc:date>
     <text:p>internal</text:p>
     <text:p>Page2</text:p>
     <text:p/>
    </office:annotation>Paragraph styles</text:p>
      <text:p text:style-name="P28"><office:annotation>
     <dc:creator>BM</dc:creator>
     <dc:date>2008-03-13T00:00:00.26</dc:date>
     <text:p>internal</text:p>
     <text:p>Page7</text:p>
     <text:p/>
    </office:annotation>Hyperlinks</text:p>
      <text:p text:style-name="hlp_5f_paragraph"><text:span text:style-name="T14"><office:annotation>
      <dc:creator>BM</dc:creator>
      <dc:date>2008-03-13T00:00:00.26</dc:date>
      <text:p>internal</text:p>
      <text:p>Page3</text:p>
      <text:p/>
     </office:annotation></text:span><text:span text:style-name="T14">Text formatting</text:span></text:p>
      <text:p text:style-name="P28"><office:annotation>
     <dc:creator>BM</dc:creator>
     <dc:date>2008-03-26T00:00:00.2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6</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6</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7</dc:date>
     <text:p>external</text:p>
     <text:p>text/swriter/main0210.xhp</text:p>
     <text:p/>
    </office:annotation><text:span text:style-name="T14">Preview topic</text:span> </text:p>
      <text:p text:style-name="hlp_5f_paragraph">This hyperlink displays <text:s/><office:annotation>
     <dc:creator>BM</dc:creator>
     <dc:date>2008-03-15T00:00:00.27</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810649" text:continue-list="list695511253518045805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801749" text:continue-list="list3680725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8</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28</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28</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6801764" text:continue-list="list3681064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Help pages for <text:file-name text:display="name">curly_en-US</text:file-name></text:h>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6802917" text:continue-list="list36801764"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en-US: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6786712" text:continue-list="list36801749"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6786387"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6786136"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6792348"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6801163"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6806647" text:continue-list="list36802917"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en-US: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6793912" text:continue-list="list36801163"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6800989"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6785647"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6797989"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6795379"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6785197" text:continue-list="list36806647"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en-US: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6794305" text:continue-list="list36795379"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6811950"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6796829"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6816799"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6814682"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US", "3.2.1")

  setExtensionDescription("en, de, fr")
  setDisplayName("en", "curly (en-US)")
  setTooltip("en", "en") ' deprecated ! starting from 3.1,use instead setExtensionDescription

  setPublisherName("en", "Peter Triesberger", "https://github.com/peter88213")
  setLicense("en")

  beginUpdateInformation("direct", "direct") 
	setUpdateSource("https://raw.githubusercontent.com/peter88213/curly-en-US/master/", "https://raw.githubusercontent.com/peter88213/curly-en-US/master/")
  endUpdateInformation
  
 endDescription  


beginAnnexes 
  useLibrary("Basic", "curly_en-US/")
endAnnexes


beginAddonUI

  beginOfficeHelp
	   beginTitles()
	  	setTitle("curly en-US Help", "en")
      endTitles
      setURL("Basic", "curly_en-US", "help", "show_help")
  endOfficeHelp

  beginOfficeMenuBarMerging

    beginMergeInstruction("Writer")
      	setMergePoint(".uno:FormatMenu\.uno:PageDialog", "AddAfter", "AddLast") 

      	beginMergeItems
      
        	addSeparator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endTitles
		            setURL("Basic", "curly_en-US", "help", "show_help")
				endCommand
				
		      endMenuItems
		      
		    endMenu
		        
      
	    
    	endMergeItems

  	endMergeInstruction

  endOfficeMenuBarMerging


  beginOfficeToolbar

    beginTbTitles("Writer")
      setTitle("curly en-US")
    endTbTitles
    
    	beginButton()
            beginTitles("Writer")
              setTitle("Convert ellipses and apostrophes", "en")
            endTitles
            setURL("Basic", "curly_en-US", "Common", "Main")
			setImage("icons/Work")
		endButton

		beginButton()
            beginTitles("Writer")
              setTitle("em-dash to two hyphens (— → --)", "en")
            endTitles
            setURL("Basic", "curly_en-US", "Revert", "Dash")
			setImage("icons/DoubleHyphen")
		endButton    

		beginButton()
            beginTitles("Writer")
              setTitle("two hyphens to em-dash (-- → —)", "en")
            endTitles
            setURL("Basic", "curly_en-US", "Common", "Em_dash")
			setImage("icons/EmDash")
		endButton    

        addSeparator

		beginButton()
            beginTitles("Writer")
              setTitle("Show direct speech (works with AE style quotation marks)", "en")
            endTitles
            setURL("Basic", "curly_en-US", "QM_en_US", "ShowDirectSpeech")
			setImage("icons/DirectSpeech")
		endButton

		beginButton()
            beginTitles("Writer")
              setTitle("Back to standard view", "en")
            endTitles
            setURL("Basic", "curly_en-US", "QM_en_US", "StandardView")
			setImage("icons/StandardView")
		endButton    

  endOfficeToolbar


  beginAddonMenu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endTitles
            setURL("Basic", "curly_en-US",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